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 fo:color="#800000"/>
    </style:style>
    <style:style style:name="P9" style:parent-style-name="Standard" style:list-style-name="LFO2" style:family="paragraph"/>
    <style:style style:name="T10" style:parent-style-name="Fuentedepárrafopredeter." style:family="text">
      <style:text-properties fo:font-style="italic" style:font-style-asian="italic" style:font-style-complex="italic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P12" style:parent-style-name="Standard" style:list-style-name="LFO2" style:family="paragraph"/>
    <style:style style:name="T13" style:parent-style-name="Fuentedepárrafopredeter." style:family="text">
      <style:text-properties fo:font-style="italic" style:font-style-asian="italic" style:font-style-complex="italic"/>
    </style:style>
    <style:style style:name="T14" style:parent-style-name="Fuentedepárrafopredeter." style:family="text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list-style-name="LFO2" style:family="paragraph"/>
    <style:style style:name="P17" style:parent-style-name="Standard" style:list-style-name="LFO4" style:family="paragraph"/>
    <style:style style:name="P18" style:parent-style-name="Standard" style:list-style-name="LFO4" style:family="paragraph"/>
    <style:style style:name="P19" style:parent-style-name="Standard" style:list-style-name="LFO4" style:family="paragraph"/>
    <style:style style:name="P20" style:parent-style-name="Standard" style:list-style-name="LFO4" style:family="paragraph"/>
    <style:style style:name="P21" style:parent-style-name="Standard" style:list-style-name="LFO4" style:family="paragraph"/>
    <style:style style:name="P22" style:parent-style-name="Standard" style:list-style-name="LFO4" style:family="paragraph"/>
    <style:style style:name="P23" style:parent-style-name="Standard" style:list-style-name="LFO2" style:family="paragraph"/>
    <style:style style:name="P24" style:parent-style-name="Standard" style:family="paragraph">
      <style:text-properties fo:font-weight="bold" style:font-weight-asian="bold" style:font-weight-complex="bold" fo:color="#800000"/>
    </style:style>
    <style:style style:name="P25" style:parent-style-name="Standard" style:family="paragraph">
      <style:text-properties fo:font-weight="bold" style:font-weight-asian="bold" style:font-weight-complex="bold" fo:color="#800000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style:font-name-asian="Times New Roman" style:font-name-complex="Times New Roman"/>
    </style:style>
    <style:style style:name="T41" style:parent-style-name="Fuentedepárrafopredeter." style:family="text">
      <style:text-properties style:font-name-asian="Times New Roman" style:font-name-complex="Times New Roman"/>
    </style:style>
    <style:style style:name="T42" style:parent-style-name="Fuentedepárrafopredeter." style:family="text">
      <style:text-properties style:font-name-asian="Times New Roman" style:font-name-complex="Times New Roman"/>
    </style:style>
    <style:style style:name="T43" style:parent-style-name="Fuentedepárrafopredeter." style:family="text">
      <style:text-properties style:font-name-asian="Times New Roman" style:font-name-complex="Times New Roman"/>
    </style:style>
    <style:style style:name="T44" style:parent-style-name="Fuentedepárrafopredeter." style:family="text">
      <style:text-properties fo:font-style="italic" style:font-style-asian="italic" style:font-style-complex="italic"/>
    </style:style>
    <style:style style:name="P45" style:parent-style-name="Standard" style:list-style-name="WW8Num3" style:family="paragraph"/>
    <style:style style:name="P46" style:parent-style-name="Standard" style:list-style-name="WW8Num3" style:family="paragraph"/>
    <style:style style:name="P47" style:parent-style-name="Standard" style:list-style-name="WW8Num3" style:family="paragraph"/>
    <style:style style:name="T48" style:parent-style-name="Fuentedepárrafopredeter." style:family="text">
      <style:text-properties style:font-name-asian="Times New Roman" style:font-name-complex="Times New Roman"/>
    </style:style>
    <style:style style:name="P49" style:parent-style-name="Standard" style:list-style-name="WW8Num3" style:family="paragraph"/>
    <style:style style:name="TableColumn51" style:family="table-column">
      <style:table-column-properties style:column-width="1.7798in" style:use-optimal-column-width="false"/>
    </style:style>
    <style:style style:name="TableColumn52" style:family="table-column">
      <style:table-column-properties style:column-width="3.1465in" style:use-optimal-column-width="false"/>
    </style:style>
    <style:style style:name="Table50" style:family="table">
      <style:table-properties style:width="4.9263in" fo:margin-left="0.3562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TableCell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margin-left="0.4923in">
        <style:tab-stops/>
      </style:paragraph-properties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P63" style:parent-style-name="Standard" style:family="paragraph">
      <style:paragraph-properties fo:margin-left="0.4923in">
        <style:tab-stops/>
      </style:paragraph-properties>
    </style:style>
    <style:style style:name="P64" style:parent-style-name="Standard" style:family="paragraph">
      <style:paragraph-properties fo:margin-left="0.4923in">
        <style:tab-stops/>
      </style:paragraph-properties>
    </style:style>
    <style:style style:name="P65" style:parent-style-name="Standard" style:family="paragraph">
      <style:paragraph-properties fo:margin-left="0.4923in">
        <style:tab-stops/>
      </style:paragraph-properties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margin-left="0.4923in">
        <style:tab-stops/>
      </style:paragraph-properties>
    </style:style>
    <style:style style:name="T68" style:parent-style-name="Fuentedepárrafopredeter." style:family="text">
      <style:text-properties style:font-name-asian="Times New Roman" style:font-name-complex="Times New Roman"/>
    </style:style>
    <style:style style:name="P69" style:parent-style-name="Standard" style:family="paragraph">
      <style:paragraph-properties fo:margin-left="0.4923in">
        <style:tab-stops/>
      </style:paragraph-properties>
    </style:style>
    <style:style style:name="T70" style:parent-style-name="Fuentedepárrafopredeter." style:family="text">
      <style:text-properties style:font-name-asian="Times New Roman" style:font-name-complex="Times New Roman"/>
    </style:style>
    <style:style style:name="P71" style:parent-style-name="Standard" style:family="paragraph">
      <style:paragraph-properties fo:margin-left="0.4923in">
        <style:tab-stops/>
      </style:paragraph-properties>
    </style:style>
    <style:style style:name="T72" style:parent-style-name="Fuentedepárrafopredeter." style:family="text">
      <style:text-properties style:font-name-asian="Times New Roman" style:font-name-complex="Times New Roman"/>
    </style:style>
    <style:style style:name="P73" style:parent-style-name="Standard" style:family="paragraph">
      <style:paragraph-properties fo:margin-left="0.4923in">
        <style:tab-stops/>
      </style:paragraph-properties>
    </style:style>
    <style:style style:name="T74" style:parent-style-name="Fuentedepárrafopredeter." style:family="text">
      <style:text-properties style:font-name-asian="Times New Roman" style:font-name-complex="Times New Roman"/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Fuentedepárrafopredeter." style:family="text">
      <style:text-properties style:font-name-asian="Times New Roman" style:font-name-complex="Times New Roman"/>
    </style:style>
    <style:style style:name="P77" style:parent-style-name="Standard" style:family="paragraph">
      <style:paragraph-properties fo:margin-left="0.4923in">
        <style:tab-stops/>
      </style:paragraph-properties>
    </style:style>
    <style:style style:name="T78" style:parent-style-name="Fuentedepárrafopredeter." style:family="text">
      <style:text-properties style:font-name-asian="Times New Roman" style:font-name-complex="Times New Roman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</office:automatic-styles>
  <office:body>
    <office:text text:use-soft-page-breaks="true">
      <text:p text:style-name="P1">EJERCICIOS SOBRE COLECCIONES.</text:p>
      <text:p text:style-name="Standard"/>
      <text:p text:style-name="P8">Ejercicios sobre ArrayList</text:p>
      <text:p text:style-name="Standard"/>
      <text:list text:style-name="LFO2" text:continue-numbering="true">
        <text:list-item>
          <text:p text:style-name="P9">Realizar el ejercicio de la<text:s/><text:span text:style-name="T10">carrera de coches</text:span><text:s/>mediante<text:s/><text:span text:style-name="T11">ArrayList</text:span>.</text:p>
        </text:list-item>
      </text:list>
      <text:p text:style-name="Standard"/>
      <text:list text:style-name="LFO2" text:continue-numbering="true">
        <text:list-item>
          <text:p text:style-name="P12">Realizar el ejercicio de<text:s/><text:span text:style-name="T13">biblioteca</text:span><text:s/>usando un colección de java de tipo<text:s/><text:span text:style-name="T14">ArrayList</text:span></text:p>
        </text:list-item>
      </text:list>
      <text:p text:style-name="P15"/>
      <text:list text:style-name="LFO2" text:continue-numbering="true">
        <text:list-item>
          <text:p text:style-name="P16">Realiza un programa que<text:s/>introduzca valores aleatorios (entre 0 y 100) en un ArrayList y que luego realice las siguientes operaciones:<text:s/></text:p>
        </text:list-item>
      </text:list>
      <text:p text:style-name="Párrafodelista"/>
      <text:list text:style-name="LFO4" text:continue-numbering="true">
        <text:list-item>
          <text:p text:style-name="P17">mostrar el contenido<text:s/>–</text:p>
        </text:list-item>
        <text:list-item>
          <text:p text:style-name="P18">calcular la suma<text:s/></text:p>
        </text:list-item>
        <text:list-item>
          <text:p text:style-name="P19">borrar aquellos números que serán pares y volver a mostrar el contenido<text:s/></text:p>
        </text:list-item>
        <text:list-item>
          <text:p text:style-name="P20">remplazar los números divisibles por 3 con el valor 0 y volver a mostrar el contenido</text:p>
        </text:list-item>
        <text:list-item>
          <text:p text:style-name="P21">por último, si aparece un valor divisible entre cinco, insertar en la posición anterior el valor 555 y volver a mostrar el contenido.</text:p>
        </text:list-item>
        <text:list-item>
          <text:p text:style-name="P22">El tamaño de la lista también será aleatorio y podrá oscilar entre 10 y 20 elementos ambos inclusive.</text:p>
        </text:list-item>
      </text:list>
      <text:p text:style-name="Standard"/>
      <text:list text:style-name="LFO2" text:continue-numbering="true">
        <text:list-item>
          <text:p text:style-name="P23">A partir igualmente de un ArrayList con 20 valores aleatorios entre (0, 100). Ordenar la lista, mostrar su contenido, <text:s/>guardar <text:s/>de la lista los valores no repetidos mediante una <text:s/>colección auxiliar de tipo TreeSet y muestra el contenido de esta. Comprobar que los valores no se repiten y que están ordenados.</text:p>
        </text:list-item>
      </text:list>
      <text:p text:style-name="Standard"/>
      <text:p text:style-name="Standard"/>
      <text:p text:style-name="P24">Ejercicios sobre HashMap</text:p>
      <text:p text:style-name="P25"/>
      <text:p text:style-name="Standard"><text:span text:style-name="T26">1.</text:span><text:s/>Implementar el ejercicio de la <text:s/>biblioteca, utilizando el titulo del libro como clave en un HashMap de &lt;String,Libro&gt;</text:p>
      <text:p text:style-name="Standard"/>
      <text:p text:style-name="P27"><text:span text:style-name="T28">2. <text:s/></text:span>Implementa el control de acceso al área restringida de un programa. Se debe pedir un nombre de usuario y una contraseña. Si el usuario introduce los datos correctamente, el programa dirá “Ha accedido al área restringida”. El usuario tendrá un máximo de 3 oportunidades. Si se agotan las oportunidades el programa dirá “Lo siento, no tiene acceso al área restringida”. Los nombres</text:p>
      <text:p text:style-name="P29">de usuario con sus correspondientes contraseñas deben estar almacenados en una estructura de la clase HashMap.</text:p>
      <text:p text:style-name="P30"/>
      <text:p text:style-name="P31"/>
      <text:p text:style-name="P32"><text:span text:style-name="T33">3.</text:span><text:s/>Crea un mini-diccionario español-inglés que contenga, al menos, 10 palabras (con su correspondiente traducción). Utiliza un objeto de la clase HashMap para almacenar las parejas de palabras. <text:s/>Realiza un programa que escoja al azar 5 palabras en español del mini-diccionario. El programa irá pidiendo que el usuario teclee la traducción al inglés de cada una de las palabras y comprobará si son correctas. Al final, el programa deberá mostrar cuántas respuestas son</text:p>
      <text:p text:style-name="P34">válidas y cuántas erróneas.</text:p>
      <text:p text:style-name="P35"/>
      <text:p text:style-name="P36"><text:span text:style-name="T37">4. <text:s/></text:span>Realizar un versión de programa ELIZA sobre consola.</text:p>
      <text:p text:style-name="P38"/>
      <text:p text:style-name="P39">ELIZA es un programa informático diseñado en el MIT entre 1964 y 1966 que intentaba mantener una<text:span text:style-name="T40"><text:s/></text:span>conversación de texto coherente con el usuario. ELIZA funciona buscando palabras clave en la frase escrita<text:s/><text:span text:style-name="T41"><text:s/></text:span>por el usuario y responde con una frase modelo registrada en su base de datos. A veces, las respuestas de este<text:s/><text:span text:style-name="T42"><text:s/></text:span>bot conversacional resultaban tan convincentes que al conversar por primera vez con él, algunas personas<text:span text:style-name="T43"><text:s/></text:span>creyeron que en verdad estaban dialogando con un interlocutor humano (<text:span text:style-name="T44">Test de <text:s/>Turing</text:span>).</text:p>
      <text:p text:style-name="Standard"/>
      <text:p text:style-name="Standard">Se pide desarrollar un método que realice una aproximación muy sencilla a la funcionalidad que</text:p>
      <text:p text:style-name="Standard">proporcionaba ELIZA. En concreto, el método debe realizar lo siguiente:</text:p>
      <text:p text:style-name="Standard"/>
      <text:p text:style-name="Standard"/>
      <text:list text:style-name="WW8Num3">
        <text:list-item text:start-value="0">
          <text:p text:style-name="P45">Recibir frases tecleadas por un humano desde el ordenador (bucle infinito).</text:p>
        </text:list-item>
      </text:list>
      <text:p text:style-name="Standard"/>
      <text:list text:style-name="WW8Num3" text:continue-numbering="true">
        <text:list-item>
          <text:p text:style-name="P46">Comprobar para cada frase que teclea el humano si existen en la misma una serie de palabras clave.</text:p>
        </text:list-item>
      </text:list>
      <text:p text:style-name="Standard"/>
      <text:list text:style-name="WW8Num3" text:continue-numbering="true">
        <text:list-item>
          <text:p text:style-name="P47">Responder con un texto por pantalla a cada frase del humano en función de que la misma contuviera<text:span text:style-name="T48"><text:s/></text:span>o no una determinada palabra clave.</text:p>
        </text:list-item>
      </text:list>
      <text:p text:style-name="Standard"/>
      <text:list text:style-name="WW8Num3" text:continue-numbering="true">
        <text:list-item>
          <text:p text:style-name="P49">En la<text:s/>siguiente tabla se resumen las palabras claves posibles y la frase de respuesta del ordenador:</text:p>
        </text:list-item>
      </text:list>
      <text:p text:style-name="Standard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Palabras claves</text:p>
          </table:table-cell>
          <table:table-cell table:style-name="TableCell56">
            <text:p text:style-name="P57">Frase de Respuesta</text:p>
          </table:table-cell>
        </table:table-row>
        <table:table-row table:style-name="TableRow58">
          <table:table-cell table:style-name="TableCell59">
            <text:p text:style-name="P60">Hola</text:p>
            <text:p text:style-name="P61">Encantado</text:p>
            <text:p text:style-name="P62">Adiós</text:p>
            <text:p text:style-name="P63">Hora</text:p>
            <text:p text:style-name="P64">Nombre</text:p>
            <text:p text:style-name="P65"/>
          </table:table-cell>
          <table:table-cell table:style-name="TableCell66">
            <text:p text:style-name="P67"><text:span text:style-name="T68">“</text:span>Hola, ¿qué tal?”</text:p>
            <text:p text:style-name="P69"><text:span text:style-name="T70">“</text:span>Encantado de conocerte yo también”</text:p>
            <text:p text:style-name="P71"><text:span text:style-name="T72">“</text:span>Adiós, espero volverte a ver<text:s/>pronto”</text:p>
            <text:p text:style-name="P73"><text:span text:style-name="T74">“</text:span>Lo siento, no llevo reloj”</text:p>
            <text:p text:style-name="P75"><text:span text:style-name="T76">“</text:span>Mi nombre es Eliza”</text:p>
            <text:p text:style-name="P77"/>
          </table:table-cell>
        </table:table-row>
      </table:table>
      <text:p text:style-name="Standard"/>
      <text:p text:style-name="Standard">En caso de que la frase introducida por el humano no contenga ninguna de las palabras clave indicadas, el<text:span text:style-name="T78"><text:s/></text:span>ordenador ha de escribir por pantalla “Lo siento, no te comprendo”.</text:p>
      <text:p text:style-name="P79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Symbol" style:font-name-complex="OpenSymbol, 'Arial Unicode MS'"/>
    </style:style>
    <style:style style:name="WW_CharLFO1LVL2" style:family="text">
      <style:text-properties style:font-name="OpenSymbol, 'Arial Unicode MS'" style:font-name-complex="OpenSymbol, 'Arial Unicode MS'"/>
    </style:style>
    <style:style style:name="WW_CharLFO1LVL3" style:family="text">
      <style:text-properties style:font-name="OpenSymbol, 'Arial Unicode MS'" style:font-name-complex="OpenSymbol, 'Arial Unicode MS'"/>
    </style:style>
    <style:style style:name="WW_CharLFO1LVL4" style:family="text">
      <style:text-properties style:font-name="Symbol" style:font-name-complex="OpenSymbol, 'Arial Unicode MS'"/>
    </style:style>
    <style:style style:name="WW_CharLFO1LVL5" style:family="text">
      <style:text-properties style:font-name="OpenSymbol, 'Arial Unicode MS'" style:font-name-complex="OpenSymbol, 'Arial Unicode MS'"/>
    </style:style>
    <style:style style:name="WW_CharLFO1LVL6" style:family="text">
      <style:text-properties style:font-name="OpenSymbol, 'Arial Unicode MS'" style:font-name-complex="OpenSymbol, 'Arial Unicode MS'"/>
    </style:style>
    <style:style style:name="WW_CharLFO1LVL7" style:family="text">
      <style:text-properties style:font-name="Symbol" style:font-name-complex="OpenSymbol, 'Arial Unicode MS'"/>
    </style:style>
    <style:style style:name="WW_CharLFO1LVL8" style:family="text">
      <style:text-properties style:font-name="OpenSymbol, 'Arial Unicode MS'" style:font-name-complex="OpenSymbol, 'Arial Unicode MS'"/>
    </style:style>
    <style:style style:name="WW_CharLFO1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Liberation Serif" style:font-name-asian="Noto Sans CJK SC Regular" style:font-name-complex="Free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fo:color="#808080"/>
    </style:style>
    <style:style style:name="P3" style:parent-style-name="Normal" style:family="paragraph">
      <style:paragraph-properties fo:text-align="end"/>
    </style:style>
    <style:style style:name="T4" style:parent-style-name="Fuentedepárrafopredeter." style:family="text">
      <style:text-properties fo:color="#7F7F7F"/>
    </style:style>
    <style:style style:name="P5" style:parent-style-name="Normal" style:family="paragraph">
      <style:paragraph-properties fo:text-align="end"/>
      <style:text-properties fo:color="#808080"/>
    </style:style>
    <style:style style:name="P6" style:parent-style-name="Normal" style:family="paragraph">
      <style:paragraph-properties fo:text-align="end"/>
    </style:style>
    <style:style style:name="T7" style:parent-style-name="Fuentedepárrafopredeter." style:family="text">
      <style:text-properties fo:color="#FFFFFF" fo:font-size="14pt" style:font-size-asian="14pt" style:font-size-complex="14pt"/>
    </style:style>
    <style:style style:family="graphic" style:name="a0">
      <style:graphic-properties draw:fill="solid" draw:fill-color="#000000" draw:opacity="100%" draw:stroke="none"/>
    </style:style>
    <style:style style:family="graphic" style:name="a1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parallel" style:wrap-contour="false" style:horizontal-rel="page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Programación<text:tab/><text:tab/>1º DAW</text:p>
      </style:header>
      <style:footer>
        <text:p text:style-name="Piedepágina"><text:span text:style-name="T2"><draw:g draw:z-index="251660288" draw:name="Grupo 43" draw:id="id2" draw:style-name="a2" text:anchor-type="paragraph"><svg:title/><svg:desc/><draw:custom-shape svg:x="0.02077in" svg:y="0in" svg:width="6.47923in" svg:height="0.02035in" draw:id="id0" draw:style-name="a0" draw:name="Rectángulo 38"><svg:title/><svg:desc/><draw:enhanced-geometry draw:type="non-primitive" svg:viewBox="0 0 21600 21600" draw:enhanced-path="M 0 0 L 21600 0 21600 21600 0 21600 Z N"/></draw:custom-shape><draw:frame draw:id="id1" draw:style-name="a1" draw:name="Cuadro de texto 39" svg:x="0in" svg:y="0.07206in" svg:width="6.47923in" svg:height="0.27794in" style:rel-width="scale" style:rel-height="scale"><draw:text-box><text:p text:style-name="P3"><text:span text:style-name="T4">Daniel Crespo Herrero</text:span></text:p><text:p text:style-name="P5"/></draw:text-box><svg:title/><svg:desc/></draw:frame></draw:g></text:span><draw:custom-shape svg:x="0in" svg:y="0in" svg:width="0.5in" svg:height="0.35in" draw:z-index="251659264" draw:id="id3" draw:style-name="a3" draw:name="Rectángulo 45" text:anchor-type="paragraph"><svg:title/><svg:desc/><text:p text:style-name="P6"><text:span text:style-name="T7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 Crespo</meta:initial-creator>
    <dc:creator>24DAW108</dc:creator>
    <meta:creation-date>2025-03-27T21:12:00Z</meta:creation-date>
    <dc:date>2025-03-28T12:57:00Z</dc:date>
    <meta:template xlink:href="Normal" xlink:type="simple"/>
    <meta:editing-cycles>4</meta:editing-cycles>
    <meta:editing-duration>PT7740S</meta:editing-duration>
    <meta:document-statistic meta:page-count="1" meta:paragraph-count="7" meta:word-count="581" meta:character-count="3772" meta:row-count="26" meta:non-whitespace-character-count="3198"/>
  </office:meta>
</office:document-meta>
</file>